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8af5e" officeooo:paragraph-rsid="0008af5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text-properties officeooo:rsid="0008af5e" officeooo:paragraph-rsid="0008af5e"/>
    </style:style>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Conditions Générales d’Utilisation du site EduKaraib</text:span></text:h>
      <text:h text:style-name="Heading_20_2" text:outline-level="2"><text:span text:style-name="Strong_20_Emphasis">1. Présentation du site et objet des conditions</text:span></text:h>
      <text:p text:style-name="Text_20_body">Les présentes <text:span text:style-name="Strong_20_Emphasis">Conditions Générales d’Utilisation</text:span> (ci-après les « CGU ») ont pour objet de définir les modalités et conditions dans lesquelles le site <text:span text:style-name="Strong_20_Emphasis">EduKaraib</text:span>, accessible à l’adresse <text:a xlink:type="simple" xlink:href="http://www.edukaraib.com/" office:target-frame-name="_new" xlink:show="replace" text:style-name="Internet_20_link" text:visited-style-name="Visited_20_Internet_20_Link">www.edukaraib.com</text:a> (ci-après le « Site »), met à disposition de ses utilisateurs ses services, ainsi que la manière dont ces derniers accèdent et utilisent ledit Site.</text:p>
      <text:p text:style-name="Text_20_body"><text:span text:style-name="Strong_20_Emphasis">EduKaraib</text:span> est une plateforme SaaS (Software as a Service) de mise en relation entre professeurs et étudiants, permettant aux utilisateurs de proposer, rechercher ou bénéficier de cours, formations et accompagnements pédagogiques dans divers domaines.</text:p>
      <text:p text:style-name="Text_20_body">Le Site offre un environnement sécurisé et simple d’utilisation pour faciliter la communication, la planification et la gestion des échanges entre professeurs et étudiants.</text:p>
      <text:p text:style-name="Text_20_body">L’accès et l’utilisation du Site impliquent l’acceptation pleine et entière des présentes CGU par tout utilisateur. En cas de désaccord avec tout ou partie des conditions énoncées ci-dessous, l’utilisateur est invité à ne pas utiliser le Site.</text:p>
      <text:p text:style-name="Text_20_body">Le Site EduKaraib est édité par <text:span text:style-name="Strong_20_Emphasis">EduKaraib</text:span>, plateforme SaaS accessible en ligne, joignable à l’adresse e-mail suivante : <text:a xlink:type="simple" xlink:href="mailto:contact@edukaraib.com" text:style-name="Internet_20_link" text:visited-style-name="Visited_20_Internet_20_Link"><text:span text:style-name="Strong_20_Emphasis">contact@edukaraib.com</text:span></text:a>.</text:p>
      <text:p text:style-name="Horizontal_20_Line"/>
      <text:h text:style-name="Heading_20_2" text:outline-level="2"><text:span text:style-name="Strong_20_Emphasis">2. Accès au site et inscription des utilisateurs</text:span></text:h>
      <text:h text:style-name="Heading_20_3" text:outline-level="3"><text:span text:style-name="Strong_20_Emphasis">2.1 Accès au site</text:span></text:h>
      <text:p text:style-name="Text_20_body">L’accès au site EduKaraib est libre pour toute personne disposant d’un accès à Internet. Toutefois, certaines fonctionnalités du Site nécessitent la création d’un compte utilisateur.</text:p>
      <text:h text:style-name="Heading_20_3" text:outline-level="3"><text:span text:style-name="Strong_20_Emphasis">2.2 Création de compte</text:span></text:h>
      <text:p text:style-name="Text_20_body">L’inscription sur le Site est réservée aux :</text:p>
      <text:list text:style-name="L14">
        <text:list-item>
          <text:p text:style-name="P16"><text:span text:style-name="Strong_20_Emphasis">Professeurs</text:span>, qui créent un compte afin de proposer leurs services (cours, accompagnements, formations, etc.) et de fixer librement leurs tarifs ;</text:p>
        </text:list-item>
        <text:list-item>
          <text:p text:style-name="P16"><text:span text:style-name="Strong_20_Emphasis">Étudiants et parents d’étudiants</text:span>, qui créent un compte afin de rechercher, sélectionner et réserver les prestations proposées par les professeurs.</text:p>
        </text:list-item>
      </text:list>
      <text:p text:style-name="Text_20_body">Chaque utilisateur s’engage à fournir des informations exactes, complètes et à jour lors de son inscription, ainsi qu’à maintenir la confidentialité de ses identifiants de connexion. Toute utilisation frauduleuse ou non conforme pourra entraîner la suspension ou la suppression du compte concerné.</text:p>
      <text:h text:style-name="Heading_20_3" text:outline-level="3"><text:soft-page-break/><text:span text:style-name="Strong_20_Emphasis">2.3 Gestion des paiements</text:span></text:h>
      <text:p text:style-name="Text_20_body">Les paiements effectués sur la plateforme EduKaraib sont entièrement gérés par le prestataire de paiement sécurisé <text:span text:style-name="Strong_20_Emphasis">Stripe</text:span>.<text:line-break/>Les utilisateurs reconnaissent que les transactions financières (paiements, remboursements, virements aux professeurs, etc.) sont réalisées via les services de Stripe, conformément à leurs conditions générales disponibles sur leur site officiel.</text:p>
      <text:p text:style-name="Text_20_body">EduKaraib ne conserve aucune donnée bancaire des utilisateurs et n’intervient pas dans le traitement technique des paiements, hormis pour permettre la mise en relation entre les parties et le suivi des transactions.</text:p>
      <text:h text:style-name="Heading_20_3" text:outline-level="3"><text:span text:style-name="Strong_20_Emphasis">2.4 Accès aux services</text:span></text:h>
      <text:p text:style-name="Text_20_body">Une fois inscrits, les utilisateurs peuvent accéder à leur espace personnel pour gérer leur profil, leurs cours, leurs paiements et leurs échanges.<text:line-break/>EduKaraib se réserve le droit de limiter, suspendre ou supprimer l’accès à tout compte utilisateur en cas de non-respect des présentes CGU ou de comportement contraire à la loi.</text:p>
      <text:p text:style-name="Horizontal_20_Line"/>
      <text:h text:style-name="Heading_20_2" text:outline-level="2"><text:span text:style-name="Strong_20_Emphasis">3. Rôle et responsabilités de la plateforme EduKaraib</text:span></text:h>
      <text:h text:style-name="Heading_20_3" text:outline-level="3"><text:span text:style-name="Strong_20_Emphasis">3.1 Rôle d’intermédiaire technique</text:span></text:h>
      <text:p text:style-name="Text_20_body">Le site EduKaraib agit exclusivement en tant que plateforme technique de mise en relation entre professeurs et étudiants (ou leurs parents).<text:line-break/>EduKaraib n’intervient pas dans la relation contractuelle, pédagogique ou personnelle entre les utilisateurs.<text:line-break/>Son rôle se limite à fournir les outils nécessaires à la publication d’offres de cours, à la réservation, au paiement en ligne et à la gestion des transactions via Stripe.</text:p>
      <text:h text:style-name="Heading_20_3" text:outline-level="3"><text:span text:style-name="Strong_20_Emphasis">3.2 Absence de responsabilité</text:span></text:h>
      <text:p text:style-name="Text_20_body">EduKaraib ne saurait être tenu responsable :</text:p>
      <text:list text:style-name="L15">
        <text:list-item>
          <text:p text:style-name="P17">Du contenu, de la qualité ou du déroulement des cours ;</text:p>
        </text:list-item>
        <text:list-item>
          <text:p text:style-name="P17">Du comportement des utilisateurs ;</text:p>
        </text:list-item>
        <text:list-item>
          <text:p text:style-name="P17">Des dommages matériels, corporels ou moraux pouvant résulter d’interactions entre utilisateurs.</text:p>
        </text:list-item>
      </text:list>
      <text:p text:style-name="Text_20_body">Chaque utilisateur est seul responsable de son comportement et de l’usage qu’il fait du Site et des services proposés.</text:p>
      <text:h text:style-name="Heading_20_3" text:outline-level="3"><text:span text:style-name="Strong_20_Emphasis">3.3 Gestion des litiges</text:span></text:h>
      <text:p text:style-name="Text_20_body">En cas de litige ou de problème, EduKaraib met en place un service de médiation et d’assistance. Les remboursements éventuels sont traités via Stripe, conformément à ses procédures.</text:p>
      <text:p text:style-name="Horizontal_20_Line"/>
      <text:h text:style-name="Heading_20_2" text:outline-level="2"><text:soft-page-break/><text:span text:style-name="Strong_20_Emphasis">4. Paiements, commissions et remboursements</text:span></text:h>
      <text:h text:style-name="Heading_20_3" text:outline-level="3"><text:span text:style-name="Strong_20_Emphasis">4.1 Modalités de paiement</text:span></text:h>
      <text:p text:style-name="Text_20_body">Les paiements sont effectués via Stripe. EduKaraib ne conserve aucune donnée bancaire.</text:p>
      <text:h text:style-name="Heading_20_3" text:outline-level="3"><text:span text:style-name="Strong_20_Emphasis">4.2 Commission</text:span></text:h>
      <text:p text:style-name="Text_20_body">Pour chaque cours réservé, EduKaraib perçoit une <text:span text:style-name="Strong_20_Emphasis">commission fixe de 10 €</text:span>, prélevée avant le versement au professeur.</text:p>
      <text:h text:style-name="Heading_20_3" text:outline-level="3"><text:span text:style-name="Strong_20_Emphasis">4.3 Conditions de remboursement</text:span></text:h>
      <text:p text:style-name="Text_20_body">Les remboursements sont possibles uniquement :</text:p>
      <text:list text:style-name="L16">
        <text:list-item>
          <text:p text:style-name="P18">En cas d’annulation avant le début du cours ;</text:p>
        </text:list-item>
        <text:list-item>
          <text:p text:style-name="P18">En cas de cours non réalisé pour des raisons imputables au professeur.</text:p>
        </text:list-item>
      </text:list>
      <text:p text:style-name="Text_20_body">Toute demande doit être adressée à <text:a xlink:type="simple" xlink:href="mailto:contact@edukaraib.com" text:style-name="Internet_20_link" text:visited-style-name="Visited_20_Internet_20_Link"><text:span text:style-name="Strong_20_Emphasis">contact@edukaraib.com</text:span></text:a> avec justificatif.</text:p>
      <text:h text:style-name="Heading_20_3" text:outline-level="3"><text:span text:style-name="Strong_20_Emphasis">4.4 Gestion technique</text:span></text:h>
      <text:p text:style-name="Text_20_body">Les paiements, remboursements et transferts de fonds aux professeurs sont effectués via Stripe, selon les délais du prestataire.</text:p>
      <text:p text:style-name="Horizontal_20_Line"/>
      <text:h text:style-name="Heading_20_2" text:outline-level="2"><text:span text:style-name="Strong_20_Emphasis">5. Obligations et responsabilités des utilisateurs</text:span></text:h>
      <text:h text:style-name="Heading_20_3" text:outline-level="3"><text:span text:style-name="Strong_20_Emphasis">5.1 Bonne conduite</text:span></text:h>
      <text:p text:style-name="Text_20_body">Chaque utilisateur s’engage à un comportement respectueux et conforme à la loi.<text:line-break/>Il est interdit de contourner la plateforme, diffuser du contenu illégal, ou usurper une identité.</text:p>
      <text:h text:style-name="Heading_20_3" text:outline-level="3"><text:span text:style-name="Strong_20_Emphasis">5.2 Obligations des professeurs</text:span></text:h>
      <text:p text:style-name="Text_20_body">Les professeurs doivent fournir des informations exactes, respecter leurs engagements et ne pas recevoir de paiements en dehors du Site.</text:p>
      <text:h text:style-name="Heading_20_3" text:outline-level="3"><text:span text:style-name="Strong_20_Emphasis">5.3 Obligations des étudiants et parents</text:span></text:h>
      <text:p text:style-name="Text_20_body">Les étudiants ou parents s’engagent à respecter les horaires, à effectuer les paiements via la plateforme et à signaler tout abus.</text:p>
      <text:h text:style-name="Heading_20_3" text:outline-level="3"><text:span text:style-name="Strong_20_Emphasis">5.4 Responsabilité</text:span></text:h>
      <text:p text:style-name="Text_20_body">Chaque utilisateur est responsable de ses actions et de ses données. EduKaraib décline toute responsabilité en cas d’usage frauduleux ou abusif du Site.</text:p>
      <text:p text:style-name="Horizontal_20_Line"/>
      <text:h text:style-name="Heading_20_2" text:outline-level="2"><text:soft-page-break/><text:span text:style-name="Strong_20_Emphasis">6. Propriété intellectuelle</text:span></text:h>
      <text:p text:style-name="Text_20_body">Tous les éléments du site (structure, textes, logos, visuels, etc.) appartiennent à EduKaraib ou à ses partenaires.<text:line-break/>Toute reproduction non autorisée est interdite et constitue une contrefaçon.</text:p>
      <text:p text:style-name="Text_20_body">Les utilisateurs conservent leurs droits sur les contenus qu’ils publient, mais autorisent EduKaraib à les héberger et afficher dans le cadre du service.</text:p>
      <text:p text:style-name="Horizontal_20_Line"/>
      <text:h text:style-name="Heading_20_2" text:outline-level="2"><text:span text:style-name="Strong_20_Emphasis">7. Protection des données personnelles et confidentialité</text:span></text:h>
      <text:p text:style-name="Text_20_body"><text:span text:style-name="Emphasis">(Texte intégral déjà validé précédemment, section complète avec Firebase, RGPD, et Stripe — inchangé ici pour cohérence)</text:span></text:p>
      <text:p text:style-name="Horizontal_20_Line"/>
      <text:h text:style-name="Heading_20_2" text:outline-level="2"><text:span text:style-name="Strong_20_Emphasis">8. Suspension et résiliation du compte utilisateur</text:span></text:h>
      <text:p text:style-name="Text_20_body">EduKaraib peut suspendre ou résilier un compte sans préavis en cas de non-respect des CGU, fraude, ou comportement abusif.<text:line-break/>L’utilisateur sera informé par e-mail sauf cas d’urgence.</text:p>
      <text:p text:style-name="Text_20_body">En cas de suppression du compte, les données sont supprimées ou anonymisées, sauf obligation légale de conservation.</text:p>
      <text:p text:style-name="Text_20_body">Toute contestation peut être envoyée à <text:a xlink:type="simple" xlink:href="mailto:contact@edukaraib.com" text:style-name="Internet_20_link" text:visited-style-name="Visited_20_Internet_20_Link"><text:span text:style-name="Strong_20_Emphasis">contact@edukaraib.com</text:span></text:a>.</text:p>
      <text:p text:style-name="Horizontal_20_Line"/>
      <text:h text:style-name="Heading_20_2" text:outline-level="2"><text:span text:style-name="Strong_20_Emphasis">9. Responsabilité et garanties</text:span></text:h>
      <text:p text:style-name="Text_20_body">EduKaraib ne garantit pas un fonctionnement ininterrompu du Site.<text:line-break/>La responsabilité de la plateforme ne saurait être engagée pour des interruptions, pertes de données ou contenus publiés par les utilisateurs.</text:p>
      <text:p text:style-name="Text_20_body">Les utilisateurs s’engagent à respecter les lois et signaler tout usage frauduleux.<text:line-break/>Aucune responsabilité n’est retenue en cas de <text:span text:style-name="Strong_20_Emphasis">force majeure</text:span> (catastrophe, panne réseau, cyberattaque, etc.).</text:p>
      <text:p text:style-name="Horizontal_20_Line"/>
      <text:h text:style-name="Heading_20_2" text:outline-level="2"><text:span text:style-name="Strong_20_Emphasis">10. Modifications des Conditions Générales d’Utilisation</text:span></text:h>
      <text:p text:style-name="Text_20_body">EduKaraib peut modifier les présentes CGU à tout moment.<text:line-break/>Les utilisateurs seront informés par e-mail ou via un avis sur le Site.<text:line-break/>L’usage continu de la plateforme après modification vaut acceptation.</text:p>
      <text:p text:style-name="Horizontal_20_Line"/>
      <text:h text:style-name="Heading_20_2" text:outline-level="2"><text:soft-page-break/><text:span text:style-name="Strong_20_Emphasis">11. Disponibilité du service</text:span></text:h>
      <text:p text:style-name="Text_20_body">EduKaraib assure un accès continu au service sauf maintenance ou incidents extérieurs.<text:line-break/>Aucune responsabilité ne pourra être retenue pour indisponibilité temporaire.</text:p>
      <text:p text:style-name="Horizontal_20_Line"/>
      <text:h text:style-name="Heading_20_2" text:outline-level="2"><text:span text:style-name="Strong_20_Emphasis">12. Utilisation par des mineurs</text:span></text:h>
      <text:h text:style-name="Heading_20_3" text:outline-level="3"><text:span text:style-name="Strong_20_Emphasis">12.1 Autorisation parentale</text:span></text:h>
      <text:p text:style-name="Text_20_body">L’inscription d’un mineur doit être réalisée ou validée par son représentant légal.<text:line-break/>Les parents demeurent responsables de l’activité du mineur.</text:p>
      <text:h text:style-name="Heading_20_3" text:outline-level="3"><text:span text:style-name="Strong_20_Emphasis">12.2 Protection et sécurité</text:span></text:h>
      <text:p text:style-name="Text_20_body">EduKaraib veille à prévenir tout harcèlement ou abus.<text:line-break/>Tout signalement impliquant un mineur est traité en priorité et transmis aux autorités si nécessaire.</text:p>
      <text:h text:style-name="Heading_20_3" text:outline-level="3"><text:span text:style-name="Strong_20_Emphasis">12.3 Signalement</text:span></text:h>
      <text:p text:style-name="Text_20_body">Tout utilisateur peut signaler un abus à <text:a xlink:type="simple" xlink:href="mailto:contact@edukaraib.com" text:style-name="Internet_20_link" text:visited-style-name="Visited_20_Internet_20_Link"><text:span text:style-name="Strong_20_Emphasis">contact@edukaraib.com</text:span></text:a>.</text:p>
      <text:p text:style-name="Horizontal_20_Line"/>
      <text:h text:style-name="Heading_20_2" text:outline-level="2"><text:span text:style-name="Strong_20_Emphasis">13. Loi applicable et juridiction compétente</text:span></text:h>
      <text:p text:style-name="Text_20_body">Les présentes CGU sont régies par le <text:span text:style-name="Strong_20_Emphasis">droit français</text:span>, applicable en <text:span text:style-name="Strong_20_Emphasis">Guyane française</text:span>.<text:line-break/>Tout litige relève des <text:span text:style-name="Strong_20_Emphasis">tribunaux du ressort de la Cour d’appel de Cayenne</text:span>, sauf disposition contraire.</text:p>
      <text:p text:style-name="Text_20_body">Un dispositif gratuit de <text:span text:style-name="Strong_20_Emphasis">médiation de la consommation</text:span> est accessible en cas de litige avec un consommateur.</text:p>
      <text:p text:style-name="Horizontal_20_Line"/>
      <text:h text:style-name="Heading_20_2" text:outline-level="2"><text:span text:style-name="Strong_20_Emphasis">14. Contact</text:span></text:h>
      <text:p text:style-name="Text_20_body">Pour toute demande d’information, signalement ou assistance :<text:line-break/>📧 <text:a xlink:type="simple" xlink:href="mailto:contact@edukaraib.com" text:style-name="Internet_20_link" text:visited-style-name="Visited_20_Internet_20_Link"><text:span text:style-name="Strong_20_Emphasis">contact@edukaraib.co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20:19:32.486000000</meta:creation-date>
    <dc:date>2025-11-05T02:14:23.135000000</dc:date>
    <meta:editing-duration>P1DT5H35M26S</meta:editing-duration>
    <meta:editing-cycles>3</meta:editing-cycles>
    <meta:generator>LibreOffice/7.5.4.2$Windows_X86_64 LibreOffice_project/36ccfdc35048b057fd9854c757a8b67ec53977b6</meta:generator>
    <meta:document-statistic meta:table-count="0" meta:image-count="0" meta:object-count="0" meta:page-count="5" meta:paragraph-count="80" meta:word-count="1222" meta:character-count="8388" meta:non-whitespace-character-count="7252"/>
  </office:meta>
</office:document-meta>
</file>